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a48" officeooo:paragraph-rsid="00178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 Trial 1</text:p>
      <text:p text:style-name="P1"/>
      <text:p text:style-name="P1">cart = []</text:p>
      <text:p text:style-name="P1">total = 0</text:p>
      <text:p text:style-name="P1"/>
      <text:p text:style-name="P1"># Welcome message/start:</text:p>
      <text:p text:style-name="P1"/>
      <text:p text:style-name="P1">def welcome():</text:p>
      <text:p text:style-name="P1"><text:s text:c="4"/>name = input('What is your name? ').title()</text:p>
      <text:p text:style-name="P1"><text:s text:c="4"/>print(f'\n+++++++++++ Welcome {name} to Coding Nannah\'s High-End Stationery Store! +++++++++++')</text:p>
      <text:p text:style-name="P1"/>
      <text:p text:style-name="P1"><text:s text:c="4"/></text:p>
      <text:p text:style-name="P1">inventory = ["planner", "color book", "pen black", "pen blue", "pen multi", "pencil sketch", "pencil colors", "sketchpad", "mints"]</text:p>
      <text:p text:style-name="P1"><text:s text:c="4"/></text:p>
      <text:p text:style-name="P1">def offer():</text:p>
      <text:p text:style-name="P1"><text:s text:c="4"/>print("Here is what is available to you today:"</text:p>
      <text:p text:style-name="P1"><text:s text:c="4"/>'\n\t Nannah_Planner (type "planner") at $15.67,'</text:p>
      <text:p text:style-name="P1"><text:s text:c="4"/>'\n\t Nannah_themed_coloring_book (type "color book") at $10.92,'</text:p>
      <text:p text:style-name="P1"><text:s text:c="4"/>'\n\t Parker©_pen_black (type "pen black") at $14.97,'</text:p>
      <text:p text:style-name="P1"><text:s text:c="4"/>'\n\t Parker©_pen_blue (type "pen blue") at $14.97,'</text:p>
      <text:p text:style-name="P1"><text:s text:c="4"/>'\n\t Mr.Pen©_penset_multicolors (type "pen multi") at $12.95,'</text:p>
      <text:p text:style-name="P1"><text:s text:c="4"/>'\n\t Prisma©_sketch_pencils (type "pencil sketch") at $19.97,'</text:p>
      <text:p text:style-name="P1"><text:s text:c="4"/>'\n\t Prisma©_pencil_set_colors (type "pencil colors") at $42.57,'</text:p>
      <text:p text:style-name="P1"><text:s text:c="4"/>'\n\t Strathmore©_sketchpad_100 (type "sketchpad")at $12.67,'</text:p>
      <text:p text:style-name="P1"><text:s text:c="4"/>'\n\t Superior_mints (type "mints") at $8.43')</text:p>
      <text:p text:style-name="P1"><text:s text:c="4"/></text:p>
      <text:p text:style-name="P1"><text:s text:c="4"/></text:p>
      <text:p text:style-name="P1">def options():</text:p>
      <text:p text:style-name="P1"><text:s text:c="4"/>while True:</text:p>
      <text:p text:style-name="P1"><text:s text:c="9"/>print(input(f'{name}, what would you like to do?: ADD/DELETE/SHOW/CLEAR/QUIT ').strip().lower())</text:p>
      <text:p text:style-name="P1"><text:s text:c="9"/>if user_response not in {'add', 'delete', 'show', 'clear', 'quit'}:</text:p>
      <text:p text:style-name="P1"><text:s text:c="12"/>print('Please try again.')</text:p>
      <text:p text:style-name="P1"><text:s text:c="12"/>continue</text:p>
      <text:p text:style-name="P1"><text:s text:c="12"/></text:p>
      <text:p text:style-name="P1"><text:s text:c="8"/>if user_response == 'add':</text:p>
      <text:p text:style-name="P1"><text:s text:c="12"/>print(input(f'{name}, what would you like to add to your cart? ').strip().lower())</text:p>
      <text:p text:style-name="P1"><text:s text:c="12"/># add cost to total!</text:p>
      <text:p text:style-name="P1"><text:s text:c="12"/></text:p>
      <text:p text:style-name="P1"><text:s text:c="12"/>if user_response not in inventory:</text:p>
      <text:p text:style-name="P1"><text:s text:c="16"/>print('Please try again.')</text:p>
      <text:p text:style-name="P1"><text:s text:c="16"/></text:p>
      <text:p text:style-name="P1"><text:s text:c="12"/>if user_response in inventory: <text:s text:c="4"/></text:p>
      <text:p text:style-name="P1"><text:s text:c="16"/>cart.append().strip().lower()</text:p>
      <text:p text:style-name="P1"><text:s text:c="16"/>return total</text:p>
      <text:p text:style-name="P1"><text:s text:c="11"/></text:p>
      <text:p text:style-name="P1"><text:s text:c="12"/>continue</text:p>
      <text:p text:style-name="P1"><text:soft-page-break/><text:s text:c="12"/></text:p>
      <text:p text:style-name="P1"><text:s text:c="8"/>if user_response == 'delete': </text:p>
      <text:p text:style-name="P1"><text:s text:c="12"/>print(input('What would you like to remove from your cart? ').strip().lower())</text:p>
      <text:p text:style-name="P1"><text:s text:c="12"/>cart_delete() = #removes item from cart</text:p>
      <text:p text:style-name="P1"><text:s text:c="12"/>if cart = {}:</text:p>
      <text:p text:style-name="P1"><text:s text:c="16"/>print(f'{name}, your cart is empty.')</text:p>
      <text:p text:style-name="P1"><text:s text:c="12"/>continue</text:p>
      <text:p text:style-name="P1"><text:s text:c="12"/></text:p>
      <text:p text:style-name="P1"># <text:s text:c="8"/>if user_response == 'show':</text:p>
      <text:p text:style-name="P1"># <text:s text:c="12"/>cart_show() = #shows items in cart</text:p>
      <text:p text:style-name="P1"># <text:s text:c="12"/>if cart = {}:</text:p>
      <text:p text:style-name="P1"># <text:s text:c="16"/>print(f'{name}, your cart is empty.')</text:p>
      <text:p text:style-name="P1"># <text:s text:c="12"/>else:</text:p>
      <text:p text:style-name="P1"># <text:s text:c="16"/>cart_total()</text:p>
      <text:p text:style-name="P1"># <text:s text:c="12"/>continue</text:p>
      <text:p text:style-name="P1"><text:s text:c="8"/></text:p>
      <text:p text:style-name="P1"># <text:s text:c="8"/>if user_response == 'clear':</text:p>
      <text:p text:style-name="P1"># <text:s text:c="12"/>cart_clear() = #empties cart</text:p>
      <text:p text:style-name="P1"># <text:s text:c="12"/>print(f'{name}, your cart is empty.')</text:p>
      <text:p text:style-name="P1"># <text:s text:c="12"/>continue</text:p>
      <text:p text:style-name="P1"><text:s text:c="4"/></text:p>
      <text:p text:style-name="P1"># <text:s text:c="8"/>if user_response == 'quit':</text:p>
      <text:p text:style-name="P1"># <text:s text:c="12"/>#cart_quit() = final cart + prices (float + sales tax?)</text:p>
      <text:p text:style-name="P1"># <text:s text:c="12"/>if cart = {}:</text:p>
      <text:p text:style-name="P1"># <text:s text:c="16"/>print(f'{name}, your cart is empty.')</text:p>
      <text:p text:style-name="P1"># <text:s text:c="12"/>else:</text:p>
      <text:p text:style-name="P1"># <text:s text:c="16"/>print('\n+++++++++++=========================================================+++++++++++')</text:p>
      <text:p text:style-name="P1"># <text:s text:c="16"/>print(f'{name}, here is your {cart_total(): '}</text:p>
      <text:p text:style-name="P1"># <text:s text:c="12"/>break</text:p>
      <text:p text:style-name="P1"><text:s text:c="10"/></text:p>
      <text:p text:style-name="P1"><text:s text:c="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6:58:57.710000000</meta:creation-date>
    <dc:date>2022-09-17T16:59:42.834000000</dc:date>
    <meta:editing-duration>PT45S</meta:editing-duration>
    <meta:editing-cycles>1</meta:editing-cycles>
    <meta:document-statistic meta:table-count="0" meta:image-count="0" meta:object-count="0" meta:page-count="2" meta:paragraph-count="73" meta:word-count="296" meta:character-count="2810" meta:non-whitespace-character-count="1926"/>
    <meta:generator>LibreOffice/7.2.7.2$Windows_X86_64 LibreOffice_project/8d71d29d553c0f7dcbfa38fbfda25ee34cce99a2</meta:generator>
  </office:meta>
</office:document-meta>
</file>